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1">
      <style:paragraph-properties fo:margin-top="0in" fo:margin-bottom="0in" fo:padding="0.0193in" fo:border="0.0008in solid #d9d9e3"/>
    </style:style>
    <style:style style:name="P6" style:family="paragraph" style:parent-style-name="Text_20_body" style:list-style-name="L2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1: Введение в PHP</text:h>
      <text:p text:style-name="P2">PHP (Hypertext Preprocessor) - это серверный язык программирования общего назначения, который широко используется для разработки веб-приложений. В этой главе рассмотрим важные аспекты, необходимые для понимания и использования PHP в профессиональной разработке.</text:p>
      <text:h text:style-name="P1" text:outline-level="4">1.1. Что такое PHP?</text:h>
      <text:p text:style-name="P2">PHP - это язык с открытым исходным кодом, предназначенный для встраивания в HTML и выполнения на сервере. Он предоставляет разработчикам возможность создавать динамические веб-страницы, обрабатывать формы, управлять сессиями и многое другое. Одним из ключевых преимуществ PHP является его простота изучения и масштабируемость.</text:p>
      <text:h text:style-name="P1" text:outline-level="4">1.2. История и эволюция PHP</text:h>
      <text:p text:style-name="P2">PHP был разработан Расмусом Лердорфом в 1994 году. С тех пор он претерпел значительные изменения и эволюцию. Каждая новая версия PHP вносит улучшения, исправления ошибок и новые возможности. Текущая актуальная версия на момент моего последнего обновления информации была PHP 8.1.</text:p>
      <text:h text:style-name="P1" text:outline-level="4">1.3. Преимущества использования PHP</text:h>
      <text:list xml:id="list7164479283776909138" text:style-name="L1">
        <text:list-item>
          <text:p text:style-name="P5"><text:span text:style-name="Strong_20_Emphasis">Простота:</text:span> Легкость изучения и использования делает PHP привлекательным для начинающих разработчиков.</text:p>
        </text:list-item>
        <text:list-item>
          <text:p text:style-name="P5"><text:span text:style-name="Strong_20_Emphasis">Широкое применение:</text:span> PHP широко используется в веб-разработке и имеет огромное сообщество разработчиков, что обеспечивает множество ресурсов и поддержку.</text:p>
        </text:list-item>
        <text:list-item>
          <text:p text:style-name="P5"><text:span text:style-name="Strong_20_Emphasis">Интеграция:</text:span> Легко интегрируется с большинством баз данных, таких как MySQL, PostgreSQL и другими.</text:p>
        </text:list-item>
        <text:list-item>
          <text:p text:style-name="P3"><text:span text:style-name="Strong_20_Emphasis">Мощные фреймворки:</text:span> Существуют мощные фреймворки, такие как Laravel, Symfony и CodeIgniter, упрощающие и ускоряющие разработку.</text:p>
        </text:list-item>
      </text:list>
      <text:h text:style-name="P1" text:outline-level="4">1.4. Установка и настройка среды разработки</text:h>
      <text:p text:style-name="P2">Для начала работы с PHP нужно установить среду разработки:</text:p>
      <text:list xml:id="list1948210683852858235" text:style-name="L2">
        <text:list-item>
          <text:p text:style-name="P6"><text:span text:style-name="Strong_20_Emphasis">Установка веб-сервера:</text:span> Например, Apache, Nginx или встроенный в PHP сервер.</text:p>
        </text:list-item>
        <text:list-item>
          <text:p text:style-name="P6"><text:span text:style-name="Strong_20_Emphasis">Установка PHP:</text:span> Скачать и установить PHP, настроить конфигурационные файлы.</text:p>
        </text:list-item>
        <text:list-item>
          <text:p text:style-name="P4"><text:span text:style-name="Strong_20_Emphasis">Интеграция с базами данных:</text:span> Настройка подключения к базе данных (например, MySQL, PostgreSQL).</text:p>
        </text:list-item>
      </text:list>
      <text:p text:style-name="P2">После установки разработчик может создавать и запускать PHP-скрипты для создания динамических веб-приложений.</text:p>
      <text:p text:style-name="P2">Эта глава предоставляет базовое представление о PHP как о языке программирования и обозначает необходимые шаги для начала работы с ним. Для освоения PHP в профессиональном смысле необходимо углубленное понимание каждого аспекта, начиная от основных конструкций языка и заканчивая сложными архитектурными концепци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1:23:06.33</dc:date>
    <meta:document-statistic meta:table-count="0" meta:image-count="0" meta:object-count="0" meta:page-count="1" meta:paragraph-count="18" meta:word-count="294" meta:character-count="2221"/>
    <dc:creator>Dima Wide</dc:creator>
    <meta:user-defined meta:name="Info 1"/>
    <meta:user-defined meta:name="Info 2"/>
    <meta:user-defined meta:name="Info 3"/>
    <meta:user-defined meta:name="Info 4"/>
  </office:meta>
</office:document-meta>
</file>